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1in" fo:margin-right="0in" fo:text-align="justify" style:justify-single-word="false" fo:text-indent="0.5in" style:auto-text-indent="false"/>
    </style:style>
    <style:style style:name="P8" style:family="paragraph" style:parent-style-name="Standard">
      <style:paragraph-properties fo:margin-left="1in" fo:margin-right="0in" fo:text-indent="0in" style:auto-text-indent="false"/>
    </style:style>
    <style:style style:name="P9" style:family="paragraph" style:parent-style-name="Standard" style:master-page-name="Standard">
      <style:paragraph-properties fo:text-align="justify" style:justify-single-word="false"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eźmy jeden szalony pomysł, dwa tygodnie czasu oraz trzy ambitne rysowniczki, a przy odrobinie stresu, wzajemnej motywacji i ciężkiej pracy na ostatnią minutę otrzymamy „Semafor artystyczny”. Cóż to takiego i jakie wrażenia mają jego twórczynie po swoim debiucie 30 marca na KPM 18.2 dowiecie się podczas czytania tej skromnej relacji naszego artystycznego, pospolitego ruszenia. </text:p>
      <text:p text:style-name="P2">&gt;&gt; Moonlight, Porcelanowy Okular i Victoria Luna</text:p>
      <text:p text:style-name="P2"/>
      <text:p text:style-name="P1"><text:span text:style-name="T1">Moonlight:</text:span></text:p>
      <text:p text:style-name="P1"><text:span text:style-name="T1">Przed wyruszeniem w drogę, należy zebrać drużynę</text:span></text:p>
      <text:p text:style-name="P1">To było dość szalone doświadczenie. Siedziałam sobie w laboratorium i robiłam pomiary izoterm dla monowarstwy lipidowej pod wpływem polikationów z użyciem wagi Langmuira, równocześnie grając w pokemony na telefonie, gdy nagle dziewczyny na discordzie napisały, że w sumie mogłybyśmy razem zrobić stoisko na KPM 18.2. Sytuacja dość groteskowa. Doktor za mną robi widma na spektrometrze IR, a ja po krótkich namowach zgadzam się na sprzedaż moich bazgrów na ponymeecie. Czego nie robi się dla funu? Potem do tego jeszcze doszła prelekcja redakcyjna, bo jak już szaleć – to na całego. Moja kariera fandomowego rysownika była do tej pory stanowczo zbyt nudna, a to była okazja, by jeszcze przed końcem ostatniego sezonu 4 generacji zrobić coś ciekawego w miłym towarzystwie. Gorzej, że niewiadomych było więcej z każdą kolejną chwilą, ale teraz jak o tym myślę, to warto się było chwilę postresować. Trzy artystki bez większego doświadczenia w sprzedaży postanowiły się spotkać i podzielić trochę swoim talentem z innymi. Sam pomysł wydawał się dobry, ale w tym uroczym gronie tylko ja sprzedawałam cokolwiek na jakimkolwiek meecie, co straszyło, ale jakimś dziwnym trafem nie zdołało zgasić naszego zapału. Byłyśmy zmotywowane do pracy, a czekało nas jej sporo… i to bardzo. Co więcej, ta sytuacja miała miejsce jakieś 2-3 tygodnie przed samym meetem. </text:p>
      <text:p text:style-name="P1"/>
      <text:p text:style-name="P1"><text:span text:style-name="T1">Ktoś widział mój merch?</text:span></text:p>
      <text:p text:style-name="P1">Problem był taki, że jak chce się robić stoisko, to najpierw trzeba mieć co sprzedać… A ja, odkąd zaczął się trzeci rok studiów, produkuję zdecydowanie mniej rysunków. Trzeba się w końcu skupić na ogarnianiu licencjatu. Smutno też jest sprzedawać oryginalne prace, bo w ten sposób ewentualne portfolio się kurczy, a nie ma tego też jakoś bardzo dużo. Wtedy dziewczyny wyszły z inicjatywą wydrukowania plakatów z naszymi pracami. To mnie trochę ratowało, tylko z tyłu głowy pozostawała wątpliwość, czy ktokolwiek będzie miał ochotę kupić plakat z którąkolwiek z moich tradycyjnych prac. Vic i Paprotka stanowczo próbowały przekonać mnie, że jest inaczej i jakimś sposobem znalazłam u siebie coś, co może zainteresować ludzi. Nie żebym tworzyła kuce od 7-8 lat...</text:p>
      <text:p text:style-name="P1">Nasza inicjatywa nabierała kolorów mniej lub bardziej dosłownie, tuż po tym, jak organizatorzy przyjęli nasze zgłoszenie, zaczęła się prawdziwa walka z czasem, bo wraz z Porcelanką i Vic postanowiłyśmy podnieść sobie poprzeczkę jeszcze wyżej… bo jak już drukujemy plakaty, to może by do tego dorzucić naklejki? Jaki młody artysta nie chciałby mieć naklejek ze swoim własnym projektem, hm? Oczywiście, że musiałyśmy to zrobić. Tylko większy problem był taki, że mało która drukarnia wykonuje naklejki dla klientów indywidualnych do sprzedaży detalicznej, a niestety nasz „Semafor Artystyczny” nie był korpo i nie byłyśmy w stanie opłacić druku naklejek na większą skalę. Ostatecznie sam druk udało się wykonać ok. 2 dni przed samym meetem i to dzięki Pisklakowi, u którego mamy ogromny dług wdzięczności.</text:p>
      <text:p text:style-name="P1">Przy przeszukiwaniu stron dziesiątek drukarni i przygotowywaniu plików z plakatami oraz projektami naklejek, robienie zakładek zwykłymi akwarelami na ostatnią chwilę było samą przyjemnością. Dlatego strasznie mnie cieszy fakt, że to jednak one wywołały najbardziej pozytywne reakcje i sprzedały się wszystkie! Nie ma to jak własnoręczna robota!</text:p>
      <text:p text:style-name="P1"/>
      <text:p text:style-name="P1"><text:span text:style-name="T1">Ok Moon, przejdź do meritum...</text:span></text:p>
      <text:p text:style-name="P1">Ostatecznie nasz uroczy „Semafor Artystyczny” osiągnął sukces i zdecydowanie nie żałuję tych stresów i niespodzianek (rozchorowałam się tydzień przed meetem i siedziałam na stoisku podtrzymywana lekami, ale czego nie robi się dla dobrej zabawy i biznesu xD). Plakaty, mimo drukowania na ostatnią chwilę, wyszły świetnie i zainteresowały więcej osób, <text:s/>niż się spodziewałam. Miło było usłyszeć tyle pozytywnych opinii na temat naszych prac i w końcu zobaczyć Victorię i Porcelankę w akcji, dziewczyny mają talent, mówię Wam. Mogłam połączyć przyjemne z pożytecznym i teraz jestem już pewna, że będę namawiać dziewczyny na powtórkę sprzedaży w ramach „Semaforu”. Skoro nasze projekty zostały pozytywnie przyjęte, to zapewne rozszerzymy działalność o inne fanty, więc jest na co czekać. </text:p>
      <text:p text:style-name="P1">Na koniec jeszcze dodam, że jeśli jesteście artystami w fandomie już od jakiegoś czasu i też chcielibyście spróbować swoich sił w robieniu stoiska, to nie zrażajcie się zbyt szybko, bo sytuacja może was, mimo wszystko, bardzo pozytywnie zaskoczyć!</text:p>
      <text:p text:style-name="P1"/>
      <text:p text:style-name="P1"><text:span text:style-name="T1">Relacja z ciemnej strony Księżyca, czyli jak było według Victorii Luny:</text:span></text:p>
      <text:p text:style-name="P1">Gdy tylko się dowiedziałam, iż 30 marca będzie kolejny kucykowy meet w Krakowie, nie posiadałam się z radości. Możliwość spotkania i spędzenia czasu z moimi przyjaciółmi z różnych stron Polski była okazją, której nie mogłam przegapić. Wtedy wszystko się zaczęło – narodziła się myśl o „Semaforze”. </text:p>
      <text:p text:style-name="P1">Lecz zacznijmy od początku. </text:p>
      <text:p text:style-name="P1">Jedna z moich znajomych podesłała mi link na fanpage Krakowskiego Ponymeeta z pytaniem: „Czy będę?”. Oczywiście moja odpowiedź była (bardzo) pozytywna. Wtedy coś mnie tchnęło… Początkowo myślałam o samodzielnym otwarciu stoiska, lecz bałam się, że zbytnio się napracuję a ludzie niewiele kupią. Tak więc postanowiłam spróbować otworzyć stoisko z kimś. Było to zdecydowanie większym udogodnieniem dla wszystkich – podział pracy i zróżnicowanie stylów zapewniały większy sukces od pracy w trybie single. Tak więc zaczęłam szukać kandydatek na stoiskową spółkę. </text:p>
      <text:p text:style-name="P1">Postanowiłam napisać do Moonlight i Porcelanowego Okulara, które pomogły mi przy konkursie w dziale na MLPPolska, będącego pod moją opieką. Porcelanka chętnie się zgodziła, natomiast Moonlight miała lekkie wątpliwości, lecz wspólnymi siłami udało nam się ją przekonać, abyśmy połączyły siły i otworzyły swój artystyczny targ. Zaczęłyśmy dzielić się pomysłami, a następnie przydzielać poszczególnej osobie zadanie. W każdej możliwej chwili łapałam zasięg w szkole by zobaczyć, czy są jakieś sugestie lub toczy się dyskusja na dany temat. Przyznam się, że przez to kilka razy mało co nie straciłam telefonu na całe 45 minut! </text:p>
      <text:p text:style-name="P1">Momentami było bardzo ciężko. Problemy były związane z wyborem odpowiedniej drukarni, która oprócz plakatów wykona również nasze naklejki. Większość tego typu firm była nastawiona na produkcję masową, więc ceny były zbyt wysokie jak na klientów indywidualnych. Pierwsza drukarnia, która znajdowała się dosyć blisko mnie (lecz i tak trzeba było do niej jechać busem czy autem) z początku wydawała się idealna, lecz jak się potem okazało, były to tylko pozory. Nieodpowiednia strona internetowa, długi czas realizacji, niezbyt ogarnięta obsługa – przez te czynniki musiałyśmy szukać drukarni na ostatnią chwilę. Przyznam, że przez pewien czas (gdzieś tydzień przed meetem) bardzo się bałam, ponieważ ciężko byłoby mieć stoisko bez czegoś do sprzedaży. Dlatego jakiś czas wcześniej zaczęłam robić rysunki na własną rękę. Podobnie uczyniła też Moonlight, dzięki temu na stoisku, oprócz plakatów, roiło się od zakładek do książek. Na szczęście uratował nas Pisklozaur, który znalazł miejsce, gdzie mogłyśmy powołać nasze rysunki do życia. Jeszcze raz wielkie dzięki! </text:p>
      <text:p text:style-name="P1"/>
      <text:p text:style-name="P1">I wtedy nadszedł ten dzień. </text:p>
      <text:p text:style-name="P1">Pobudka rano, śniadanie, poranna toaleta, makijaż… Szybka kontrola artystycznego ekwipunku, pluszak pod pachę i czas wyruszać. Jeszcze zanim ruszę na przystanek wstępuję do sklepu po jakieś picie, ponieważ zapomniałam je kupić poprzedniego dnia. Kiedy tak szłam, praktycznie co drugi kierowca samochodu czy innego pojazdu dziwnie się na mnie patrzył… Nie wiem czy przez to, że miałam pluszaka po pachą czy z powodu mojego ubioru. Po kilku minutach postanowiłam schować Antilię do torby, by, broń Luno, nie spowodować karambolu czy innego wypadku. Nigdy nie wiadomo co się stanie, gdy jeden z prowadzących zagapi się na mnie, a nie na drogę… Usiadłam na przystanku i (w miarę) cierpliwe czekałam na autobus. Sama podróż na miejsce organizacji meeta minęła bezproblemowo. </text:p>
      <text:p text:style-name="P1"><text:soft-page-break/>W końcu znajduję się na ulicy Focha 39. Kilkakrotnie brałam już udział w tego rodzaju meetach, więc wiedziałam, gdzie mam się skierować. Tam czeka mnie niemały chaos. Widać było, że wszyscy pracują w pocie czoła, by zdążyć przed otwarciem akredytacji. Udało mi się złapać organizatora, by zapytać, gdzie nasze stoisko. Wskazał nasz uroczy kącik i poszedł ogarniać resztę spraw. Mi natomiast pozostało czekać na resztę „Semaforu”. Martwiłam się, bo dziewczyny lekko się spóźniały, lecz koniec końców dotarły na miejsce całe i zdrowe. </text:p>
      <text:p text:style-name="P1">Szybko zaczęłyśmy organizować nasze miejsce pracy układając świeżo wydrukowane plakaty i naklejki. </text:p>
      <text:p text:style-name="P1">Z początku kręciło się dosyć dużo osób, które patrzyły na nasze arty z ciekawością. Wtedy zaczęła się ceremonia otwarcia Krakowskiego Pomymeeta, przez co część osób zniknęła w sali Celestii. Potem znowu było pełno ludzi, którzy potem znowu zniknęli w tej samej sali, tym razem na prelekcję Cahan, Moonlight i Paprotki poświęconej miesięcznikowi „Equestria Times”, który właśnie czytacie. Gdy prelekcja się skończyła, ponownie pojawił się tłum ludzi. I tak w kółko co prelekcje czy inne konkursy. Arty schodziły w różnym tempie, w zależności od kogo były. Każda z nas dostawała także zamówienia na commissiony na miejscu; mi łącznie trafiły się cztery zamówienia. Miałam okazję poznać niesamowitych ludzi w różnym wieku i o różnych zainteresowaniach. Były też osoby rysujące, z którymi rozmawiałam na tematy czysto artystyczne i nie tylko. Pamiętam takiego chłopaka, który pytał się czy trzeba mieć DeviantArta (lub inne social media dla artystów) i super-hiper-ninja talent, by mieć własne stoisko. Częstym pytaniem było też, czy za robienie zdjęć lub samo patrzenie należy płacić. Cóż, może w przyszłości… </text:p>
      <text:p text:style-name="P1">Cały meet upłynął mi w wesołej atmosferze. Poznałam niesamowite osoby i miałam okazję zobaczyć na właśnie oczy „elitę” fandomu. Rozmawiałam z ludźmi z różnych stron kraju, o różnych poglądach i zainteresowaniach, lecz gdzieś tam zawsze był motyw przewodni spotkania – kolorowe kucyki, które śpiewając, czarując i piekąc ciastka rozwiązują problemy. Innymi słowy, w końcu mogłam być po prostu sobą – młodą blond dziewczyną o dziwnym charakterze i jeszcze dziwniejszych zainteresowaniach. I dzięki temu, myślę, zawarłam nowe przyjaźnie. </text:p>
      <text:p text:style-name="P1"/>
      <text:p text:style-name="P1"><text:span text:style-name="T1">Przez pryzmat porcelanowego szkiełka, czyli słów kilka od „Paprotki”:</text:span></text:p>
      <text:p text:style-name="P3"/>
      <text:p text:style-name="P1">Takim jestem indywiduum, które to lubi brać dużo na siebie, bo pragnie doświadczyć w życiu jak najwięcej, ale później ma problem z realizacją planów. Podobnie było w przypadku tego Krakowskiego Ponymeeta. Nigdy nie byłam na żadnym ponymeecie (choć serialem interesuję się od początku jego istnienia), pojechanie na takowy było swego rodzaju marzeniem od lat. Jednak gdy dziewczyny rzuciły propozycją o zorganizowanie własnego stoiska, biłam się z myślami dość zawzięcie. „Kobieto, masz maturę za rogiem, a chcesz się bawić w rysowanie na wariata?!” – myślałam. Jednak racjonalna strona mnie tym razem przegrała bitwę i zdecydowałam się jechać jakieś 3 tygodnie przed samym wydarzeniem. Możliwość poznania kochanych „żuczków”, odkrycie owianego (dla mnie) tajemnicą świata pomymeetów i reklama własnej twórczości były istnym paliwem do działania. „To nie jest przecież takie trudne” – myślałam. Oh, how naive I was!</text:p>
      <text:p text:style-name="P1"/>
      <text:p text:style-name="P1">Przygotowanie merchu było jedną wielką krwawicą – szkoła nadal uwielbia grać główną rolę w moim życiu, więc samo pogodzenie czasu na naukę i rysowanie było dość problematyczne. Gdy udało mi się znaleźć czas, trzeba go było wykorzystać całkowicie i nie marnować na kilkuminutowe przerwy, jedzenie czy inne takie spowalniające pracę czynności. Po każdej gotowej pracy byłam wykończona, a trzeba było lecieć z produkcją, bo czas goni. Problem też był w tym, że pomysł na wykonanie arta przychodził w trakcie dzieła, działałam „na czuja”, co nie sprzyja procesowi tworzenia, bo zbytnio eksperymentowałam z metodami. Ostatecznie i tak przygotowałam najmniej fantów z naszego „wenusowego” grona. W trakcie tworzenia prac nie pomagał również stres związany z odnalezieniem odpowiedniej drukarnii. Bardzo dużo czasu zajęło nam sprawdzenie ofert wielu zakładów i obgadanie odbioru. Pisklak na szczęście zjawił się i niby deus ex machina, rozwiał nasze zmartwienia, proponując znajomą drukarnię z jego okolic. Nie wspomnę o tym, że to właśnie on pomógł mi „upiększyć” moje arty efektami specjalnymi… Jest prawdziwym bohaterem dnia – tona przytulasów dla niego! </text:p>
      <text:p text:style-name="P1"/>
      <text:p text:style-name="P1">Razem z nim obrałam kurs na Bielsko-Białą, gdzie mogliśmy przenocować, a stamtąd ruszyłam do Krakowa, skąd odebrała mnie Moon. Oczy spragnione wrażeń estetycznych wielkiego miasta musiały obejść się smakiem, nie było czasu na zwiedzanie – „Trzeba jak najszybciej rozstawić stoisko!”. Gdy dotarłyśmy na miejsce i spotkałyśmy Vic, zabrałyśmy się za to czym prędzej. Z początku było nieco chaotycznie i ciasno, <text:s/>ale po jakimś czasie nasz towar prezentował się nie najgorzej. Klientela przybywała w zależności od przerw między prelekcjami. Z początku każdy był ciekawy tego, co oferuje nasze stoisko, nieśmiało się nam przyglądano. Później zaczęła się zabawa, bo lud spragniony był kucykowej galanterii, a pod sam koniec meeta rzuciłyśmy obniżką cen i ,„ludziów było jak mrówków”. Uogólniając – zarobiłyśmy więcej, niż przypuszczałyśmy (łącznie sprzedałam 6 swoich prac rysowanych na miejscu!). </text:p>
      <text:p text:style-name="P1"/>
      <text:p text:style-name="P1">Na początku meeta wraz z Moon musiałyśmy na jakiś czas zostawić stoisko pod nadzorem dzielnej Vic, ponieważ zdecydowałyśmy się wziąć udział w prelekcji dotyczącej naszego kucykowego magazynu. To było moje pierwsze publiczne wystąpienie w sferze fandomu, ale mimo to nie czułam tremy – najwyraźniej ekscytacja wzięła górę. Same mało mówiłyśmy (byłyśmy zbyt zajęte zabawianiem widowni poprzez obrazowanie omawianych wydarzeń za pomocą plastikowych kubeczków i butelek z wodą...), to Cahan przejęła pałeczkę „trubadura”, snując o historii Equestria Times (co wyszło jej naprawdę porządnie!). Jednak Moon przygotowała skromną, acz uroczą prezentację na temat pracy grafika, więc wypadało powiedzieć kilka słów na ten temat. Dodatkowo zafundowaliśmy widowni darmową lekcję obsługi <office:annotation office:name="__Annotation__34_3150271793"><dc:creator>CahanDragon</dc:creator><dc:date>2019-04-12T23:46:11</dc:date><text:p><text:span text:style-name="T4">To nie był Power Point, stąd ta lekcja obsługi. To był ten darmowy szajs.</text:span></text:p></office:annotation>Power Pointa<office:annotation-end office:name="__Annotation__34_3150271793"/>, więc żałujcie, jeśli was nie było! </text:p>
      <text:p text:style-name="P1"/>
      <text:p text:style-name="P1">Podsumowując – niczego nie żałuję! Stresować i przepracowywać się było warto. Mimo okropnej podróży i nieprzespanej nocy wróciłam do domu z poczuciem wielkiej satysfakcji. Poznałam wielu nowych ludzi, zarówno gwiazdy fandomu (Spidi, Rarity, sama Cahan!), jak i przyjazne, malutkie duszyczki (pozdrowienia dla Catkitty i Phantoma!). Moje poczucie wartości wzrosło po tym, jak zobaczyłam zainteresowanie na twarzach klientów (...i pieniążki w sakiewce po złożeniu stoiska). Zobaczyłam kawałek Polski, doświadczyłam wiele nowości, mogłam oddychać pełną piersią, spędziłam czas z bliskimi. Ten wyjazd tylko zachęcił mnie do zwiększenia mojej aktywności w fandomie i kontynuowania działalności w „Semaforze”. Można powiedzieć, że trud pracy zwrócił mi się z nawiązką. Do wszystkich, którzy zamierzają otworzyć własne stoisko, mam jednak gorącą prośbę – nie popełniajcie naszego błędu i planujcie rzeczy z dużym wyprzedzeniem – oszczędzicie sobie wiele stresu, zachowując przy tym dobrą zabawę! ;-)</text:p>
      <text:p text:style-name="P1"/>
      <text:p text:style-name="P1"/>
      <text:p text:style-name="P1"/>
      <text:p text:style-name="P1">grafiki: <text:line-break/><text:line-break/><text:span text:style-name="T1">Zdjęcia ze stoiska:</text:span></text:p>
      <text:p text:style-name="P1"><text:a xlink:type="simple" xlink:href="https://sta.sh/024xwgwiqigf" text:style-name="ListLabel_20_1" text:visited-style-name="ListLabel_20_1"><text:span text:style-name="T2">https://sta.sh/024xwgwiqigf</text:span></text:a><text:span text:style-name="T1"> </text:span></text:p>
      <text:p text:style-name="P3"/>
      <text:p text:style-name="P1"/>
      <text:p text:style-name="P1"><text:span text:style-name="T1">naklejki: </text:span><text:line-break/>Moon: <text:a xlink:type="simple" xlink:href="http://fav.me/dd31p03" text:style-name="ListLabel_20_2" text:visited-style-name="ListLabel_20_2"><text:span text:style-name="T3">http://fav.me/dd31p03</text:span></text:a></text:p>
      <text:p text:style-name="P4"><text:a xlink:type="simple" xlink:href="http://fav.me/dd2itj7" text:style-name="ListLabel_20_2" text:visited-style-name="ListLabel_20_2"><text:span text:style-name="T3">http://fav.me/dd2itj7</text:span></text:a> </text:p>
      <text:p text:style-name="P6">Porcelanowy Okular: <text:a xlink:type="simple" xlink:href="http://fav.me/dd2d2cz" text:style-name="ListLabel_20_2" text:visited-style-name="ListLabel_20_2"><text:span text:style-name="T3">http://fav.me/dd2d2cz</text:span></text:a> </text:p>
      <text:p text:style-name="P7"><text:soft-page-break/><text:a xlink:type="simple" xlink:href="https://cdn.discordapp.com/attachments/506504711843741699/556934329935069184/kleks.png" text:style-name="ListLabel_20_2" text:visited-style-name="ListLabel_20_2"><text:span text:style-name="T3">https://cdn.discordapp.com/attachments/506504711843741699/556934329935069184/kleks.png</text:span></text:a> </text:p>
      <text:p text:style-name="P5">Victoria Luna:</text:p>
      <text:p text:style-name="P8"><text:a xlink:type="simple" xlink:href="https://cdn.discordapp.com/attachments/506504711843741699/558694625536376833/naklejka2.png" text:style-name="ListLabel_20_2" text:visited-style-name="ListLabel_20_2"><text:span text:style-name="T3">https://cdn.discordapp.com/attachments/506504711843741699/558694625536376833/naklejka2.png</text:span></text:a> </text:p>
      <text:p text:style-name="P8"><text:a xlink:type="simple" xlink:href="https://cdn.discordapp.com/attachments/506504711843741699/558309809775181834/naklejka-twilight.png" text:style-name="ListLabel_20_2" text:visited-style-name="ListLabel_20_2"><text:span text:style-name="T3">https://cdn.discordapp.com/attachments/506504711843741699/558309809775181834/naklejka-twilight.png</text:span></text:a> </text:p>
      <text:p text:style-name="P8"/>
      <text:p text:style-name="P5">Plakaty: <text:line-break/><text:a xlink:type="simple" xlink:href="https://drive.google.com/file/d/1NEPHt1paFdDq9oO3YXFrnQLQRkv7Ut1E/view?usp=sharing" text:style-name="ListLabel_20_2" text:visited-style-name="ListLabel_20_2"><text:span text:style-name="T3">https://drive.google.com/file/d/1NEPHt1paFdDq9oO3YXFrnQLQRkv7Ut1E/view?usp=sharing</text:span></text:a> </text:p>
      <text:p text:style-name="P5"><text:a xlink:type="simple" xlink:href="https://drive.google.com/file/d/1KgKv2tc30lEofhXJf04u569XqmIRYmTn/view?usp=sharing" text:style-name="ListLabel_20_2" text:visited-style-name="ListLabel_20_2"><text:span text:style-name="T3">https://drive.google.com/file/d/1KgKv2tc30lEofhXJf04u569XqmIRYmTn/view?usp=sharing</text:span></text:a> </text:p>
      <text:p text:style-name="P5"><text:a xlink:type="simple" xlink:href="http://fav.me/dd3mzqf" text:style-name="ListLabel_20_2" text:visited-style-name="ListLabel_20_2"><text:span text:style-name="T3">http://fav.me/dd3mzqf</text:span></text:a> </text:p>
      <text:p text:style-name="P5"><text:a xlink:type="simple" xlink:href="http://fav.me/dd33dd6" text:style-name="ListLabel_20_2" text:visited-style-name="ListLabel_20_2"><text:span text:style-name="T3">http://fav.me/dd33dd6</text:span></text:a> </text:p>
      <text:p text:style-name="P5"/>
      <text:p text:style-name="P5">Zakładki i inne: <text:line-break/><text:a xlink:type="simple" xlink:href="http://fav.me/dd3heb0" text:style-name="ListLabel_20_2" text:visited-style-name="ListLabel_20_2"><text:span text:style-name="T3">http://fav.me/dd3heb0</text:span></text:a> </text:p>
      <text:p text:style-name="P5"><text:a xlink:type="simple" xlink:href="http://fav.me/dd3kudk" text:style-name="ListLabel_20_2" text:visited-style-name="ListLabel_20_2"><text:span text:style-name="T3">http://fav.me/dd3kudk</text:span></text:a> </text:p>
      <text:p text:style-name="P5"><text:a xlink:type="simple" xlink:href="http://fav.me/dd44zfr" text:style-name="ListLabel_20_2" text:visited-style-name="ListLabel_20_2"><text:span text:style-name="T3">http://fav.me/dd44zfr</text:span></text:a> </text:p>
      <text:p text:style-name="P5"/>
      <text:p text:style-name="P5"><text:a xlink:type="simple" xlink:href="https://cdn.discordapp.com/attachments/506504711843741699/560868147381665802/zakadka2.png" text:style-name="ListLabel_20_2" text:visited-style-name="ListLabel_20_2"><text:span text:style-name="T3">https://cdn.discordapp.com/attachments/506504711843741699/560868147381665802/zakadka2.png</text:span></text:a> </text:p>
      <text:p text:style-name="P5"><text:a xlink:type="simple" xlink:href="https://cdn.discordapp.com/attachments/506504711843741699/560868147381665803/zakadka3.png" text:style-name="ListLabel_20_2" text:visited-style-name="ListLabel_20_2"><text:span text:style-name="T3">https://cdn.discordapp.com/attachments/506504711843741699/560868147381665803/zakadka3.png</text:span></text:a> </text:p>
      <text:p text:style-name="P5"/>
      <text:p text:style-name="P5"><text:a xlink:type="simple" xlink:href="https://cdn.discordapp.com/attachments/506504711843741699/561170524907241483/20190329_134840.jpg" text:style-name="ListLabel_20_2" text:visited-style-name="ListLabel_20_2"><text:span text:style-name="T3">https://cdn.discordapp.com/attachments/506504711843741699/561170524907241483/20190329_134840.jpg</text:span></text:a> </text:p>
      <text:p text:style-name="P5"/>
      <text:p text:style-name="P5"/>
      <text:p text:style-name="P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0" meta:word-count="2281" meta:character-count="16414" meta:non-whitespace-character-count="14125"/>
    <meta:generator>LibreOfficeDev/6.0.5.2$Linux_X86_64 LibreOffice_project/</meta:generator>
  </office:meta>
</office:document-meta>
</file>